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4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6" style:family="paragraph" style:parent-style-name="Footnote">
      <style:text-properties style:font-name="Liberation Sans" officeooo:rsid="043ccc66" officeooo:paragraph-rsid="0e849f1d"/>
    </style:style>
    <style:style style:name="P17" style:family="paragraph" style:parent-style-name="Footnote">
      <style:text-properties style:font-name="Liberation Sans" officeooo:paragraph-rsid="10491e89"/>
    </style:style>
    <style:style style:name="P18" style:family="paragraph" style:parent-style-name="Footnote">
      <style:text-properties style:font-name="Liberation Sans" officeooo:paragraph-rsid="10ad91e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0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3b620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e8aa5aa"/>
    </style:style>
    <style:style style:name="P38" style:family="paragraph" style:parent-style-name="Standard">
      <style:text-properties officeooo:rsid="0e8aa5aa" officeooo:paragraph-rsid="0e8aa5aa"/>
    </style:style>
    <style:style style:name="P39" style:family="paragraph" style:parent-style-name="Standard">
      <style:text-properties officeooo:rsid="0e8aa5aa" officeooo:paragraph-rsid="0fb98046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1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2" style:family="paragraph" style:parent-style-name="Footnote">
      <style:text-properties officeooo:rsid="043ccc66" officeooo:paragraph-rsid="0e849f1d"/>
    </style:style>
    <style:style style:name="P43" style:family="paragraph" style:parent-style-name="Standard">
      <style:paragraph-properties fo:text-align="center" style:justify-single-word="false"/>
      <style:text-properties officeooo:paragraph-rsid="0cc50ec9"/>
    </style:style>
    <style:style style:name="P44" style:family="paragraph" style:parent-style-name="Standard">
      <style:paragraph-properties fo:text-align="center" style:justify-single-word="false"/>
      <style:text-properties officeooo:paragraph-rsid="0c8b5238"/>
    </style:style>
    <style:style style:name="P45" style:family="paragraph" style:parent-style-name="Standard">
      <style:paragraph-properties fo:text-align="center" style:justify-single-word="false"/>
      <style:text-properties officeooo:paragraph-rsid="0d1ec96e"/>
    </style:style>
    <style:style style:name="P46" style:family="paragraph" style:parent-style-name="Standard">
      <style:paragraph-properties fo:text-align="center" style:justify-single-word="false"/>
      <style:text-properties officeooo:paragraph-rsid="0fb98046"/>
    </style:style>
    <style:style style:name="P47" style:family="paragraph" style:parent-style-name="Standard">
      <style:paragraph-properties fo:text-align="center" style:justify-single-word="false"/>
      <style:text-properties officeooo:paragraph-rsid="0d8c21b9"/>
    </style:style>
    <style:style style:name="P48" style:family="paragraph" style:parent-style-name="Standard">
      <style:paragraph-properties fo:text-align="center" style:justify-single-word="false"/>
      <style:text-properties officeooo:paragraph-rsid="0fd58c4e"/>
    </style:style>
    <style:style style:name="P49" style:family="paragraph" style:parent-style-name="Standard">
      <style:paragraph-properties fo:text-align="center" style:justify-single-word="false"/>
      <style:text-properties officeooo:paragraph-rsid="0cc5fe5b"/>
    </style:style>
    <style:style style:name="P50" style:family="paragraph" style:parent-style-name="Standard">
      <style:paragraph-properties fo:text-align="center" style:justify-single-word="false"/>
      <style:text-properties officeooo:paragraph-rsid="0e38fc62"/>
    </style:style>
    <style:style style:name="P51" style:family="paragraph" style:parent-style-name="Standard">
      <style:paragraph-properties fo:text-align="center" style:justify-single-word="false"/>
      <style:text-properties officeooo:paragraph-rsid="0e82f1b0"/>
    </style:style>
    <style:style style:name="P52" style:family="paragraph" style:parent-style-name="Standard">
      <style:paragraph-properties fo:text-align="center" style:justify-single-word="false"/>
      <style:text-properties officeooo:paragraph-rsid="10b8151a"/>
    </style:style>
    <style:style style:name="P53" style:family="paragraph" style:parent-style-name="Standard">
      <style:text-properties officeooo:paragraph-rsid="0fad1a3f"/>
    </style:style>
    <style:style style:name="P54" style:family="paragraph" style:parent-style-name="Standard">
      <style:text-properties officeooo:paragraph-rsid="0e0463fc"/>
    </style:style>
    <style:style style:name="P55" style:family="paragraph" style:parent-style-name="Standard">
      <style:text-properties officeooo:paragraph-rsid="10245b8e"/>
    </style:style>
    <style:style style:name="P56" style:family="paragraph" style:parent-style-name="Standard">
      <style:text-properties officeooo:rsid="101e3872" officeooo:paragraph-rsid="10505b46"/>
    </style:style>
    <style:style style:name="P57" style:family="paragraph" style:parent-style-name="Standard">
      <style:text-properties officeooo:paragraph-rsid="1057599b"/>
    </style:style>
    <style:style style:name="P58" style:family="paragraph" style:parent-style-name="Footnote">
      <style:text-properties officeooo:paragraph-rsid="107b5934"/>
    </style:style>
    <style:style style:name="P59" style:family="paragraph" style:parent-style-name="Standard">
      <style:text-properties officeooo:paragraph-rsid="10b975fb"/>
    </style:style>
    <style:style style:name="P60" style:family="paragraph" style:parent-style-name="Standard">
      <style:text-properties officeooo:paragraph-rsid="10ba098e"/>
    </style:style>
    <style:style style:name="P61" style:family="paragraph" style:parent-style-name="Standard">
      <style:text-properties officeooo:paragraph-rsid="10be1a4c"/>
    </style:style>
    <style:style style:name="P62" style:family="paragraph" style:parent-style-name="Standard">
      <style:text-properties officeooo:paragraph-rsid="10c8c30e"/>
    </style:style>
    <style:style style:name="P63" style:family="paragraph" style:parent-style-name="Standard">
      <style:text-properties officeooo:rsid="104324ed" officeooo:paragraph-rsid="10ca7d50"/>
    </style:style>
    <style:style style:name="P64" style:family="paragraph" style:parent-style-name="Standard">
      <style:text-properties officeooo:paragraph-rsid="10ca7d50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Standard">
      <style:text-properties officeooo:paragraph-rsid="10ce1de8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Footnote">
      <style:text-properties officeooo:paragraph-rsid="108b0ed7"/>
    </style:style>
    <style:style style:name="P70" style:family="paragraph" style:parent-style-name="Standard">
      <style:text-properties officeooo:paragraph-rsid="10d3b620"/>
    </style:style>
    <style:style style:name="P7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7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dbc203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language="nl" fo:country="NL" style:language-asian="nl" style:country-asian="NL"/>
    </style:style>
    <style:style style:name="T1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officeooo:rsid="02f99a6c"/>
    </style:style>
    <style:style style:name="T14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d5300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2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1" style:family="text">
      <style:text-properties fo:color="#000000" loext:opacity="100%" style:font-name="Liberation Sans" fo:font-size="12pt" fo:language="nl" fo:country="NL" fo:font-style="normal" style:text-underline-style="none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style:font-size-asian="12pt" style:font-size-complex="12pt"/>
    </style:style>
    <style:style style:name="T15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8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style:use-window-font-color="true" loext:opacity="0%" style:font-name="Liberation Sans" fo:font-size="12pt" fo:language="nl" fo:country="NL" fo:font-style="normal" style:text-underline-style="none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style:use-window-font-color="true" loext:opacity="0%" style:font-name="Liberation Sans" fo:font-size="12pt" fo:language="nl" fo:country="NL" fo:font-style="normal" style:text-underline-style="none" officeooo:rsid="10d3b62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fo:font-weight="normal" officeooo:rsid="10d7b92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officeooo:rsid="0e031d57" style:font-size-asian="12pt" style:language-asian="nl" style:country-asian="NL" style:font-name-complex="Bitstream Vera Sans" style:font-size-complex="12pt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0e19ec07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style:text-underline-style="none" officeooo:rsid="10d7b92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nl" fo:country="NL" style:text-underline-style="none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1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3" style:family="text">
      <style:text-properties style:use-window-font-color="true" loext:opacity="0%" style:text-position="super 58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style:use-window-font-color="true" loext:opacity="0%" style:text-position="super 58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85" style:family="text">
      <style:text-properties officeooo:rsid="04473353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88" style:family="text">
      <style:text-properties fo:font-size="10pt" officeooo:rsid="04473353" style:font-size-asian="10pt" style:font-size-complex="10pt"/>
    </style:style>
    <style:style style:name="T18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officeooo:rsid="0aace3cd"/>
    </style:style>
    <style:style style:name="T192" style:family="text">
      <style:text-properties officeooo:rsid="0f95a7a0"/>
    </style:style>
    <style:style style:name="T193" style:family="text">
      <style:text-properties officeooo:rsid="0f8f58bd"/>
    </style:style>
    <style:style style:name="T194" style:family="text">
      <style:text-properties style:font-name="Ubuntu1" fo:font-size="10pt" officeooo:rsid="04473353" style:font-size-asian="10pt" style:font-size-complex="10pt"/>
    </style:style>
    <style:style style:name="T195" style:family="text">
      <style:text-properties style:text-underline-style="none"/>
    </style:style>
    <style:style style:name="T196" style:family="text">
      <style:text-properties style:text-underline-style="none" officeooo:rsid="108e61e7"/>
    </style:style>
    <style:style style:name="T197" style:family="text">
      <style:text-properties style:text-underline-style="none" officeooo:rsid="10d7b928"/>
    </style:style>
    <style:style style:name="T19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c2fb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5" style:family="text">
      <style:text-properties fo:font-variant="normal" fo:text-transform="none" fo:color="#202124" loext:opacity="100%" style:font-name="Roboto" fo:letter-spacing="normal"/>
    </style:style>
    <style:style style:name="T216" style:family="text">
      <style:text-properties fo:font-variant="normal" fo:text-transform="none" fo:color="#202124" loext:opacity="100%" style:text-line-through-style="none" style:text-line-through-type="none" style:font-name="Liberation Sans" fo:font-size="10pt" fo:letter-spacing="normal" fo:language="en" fo:country="GB" fo:font-style="normal" fo:font-weight="normal" officeooo:rsid="01657261" style:font-size-asian="10pt" style:font-size-complex="10pt"/>
    </style:style>
    <style:style style:name="T217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officeooo:rsid="10d7b928"/>
    </style:style>
    <style:style style:name="T224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3"><text:span text:style-name="T127">C</text:span><text:span text:style-name="T126">hecklist voor </text:span><text:span text:style-name="T128">de installatie</text:span><text:span text:style-name="T126"> van </text:span><text:span text:style-name="T126"><text:user-field-get text:name="Distro">Debian</text:user-field-get></text:span><text:span text:style-name="T129"><text:s/></text:span><text:span text:style-name="T129"><text:user-field-get text:name="Version">12</text:user-field-get></text:span><text:span text:style-name="T130"><text:note text:id="ftn1" text:note-class="footnote"><text:note-citation>1</text:note-citation><text:note-body><text:p text:style-name="P18"><text:span text:style-name="T204">D</text:span><text:span text:style-name="T205">eze </text:span><text:span text:style-name="Strong_20_Emphasis"><text:span text:style-name="T213"><text:user-field-get text:name="Distro">Debian</text:user-field-get></text:span></text:span><text:span text:style-name="T206"><text:s/></text:span><text:span text:style-name="T212"><text:user-field-get text:name="Version">12</text:user-field-get></text:span><text:span text:style-name="T212"><text:s/>Server</text:span><text:span text:style-name="T205"> (codenaam </text:span><text:span text:style-name="T207">bookworm</text:span><text:span text:style-name="T205">) van </text:span><text:span text:style-name="T211">11 </text:span><text:span text:style-name="T208">juni</text:span><text:span text:style-name="T209"> </text:span><text:span text:style-name="Strong_20_Emphasis"><text:span text:style-name="T214"><text:user-field-get text:name="Releaseyear">2023</text:user-field-get></text:span></text:span><text:span text:style-name="T210"><text:s/></text:span><text:span text:style-name="T205">wordt gedurende 5 jaar ondersteund tot </text:span><text:span text:style-name="T211">30 </text:span><text:span text:style-name="T208">juni</text:span><text:span text:style-name="T205"> 202</text:span><text:span text:style-name="T208">8</text:span><text:span text:style-name="T205">.</text:span></text:p></text:note-body></text:note></text:span><text:span text:style-name="T131"><text:s/></text:span><text:span text:style-name="T132">Server</text:span><text:span text:style-name="T160">.</text:span></text:p>
      <text:p text:style-name="P29"/>
      <text:p text:style-name="P30"/>
      <text:p text:style-name="P71">Vul het tekstvak achter &lt;...&gt; in</text:p>
      <text:p text:style-name="P21"><text:span text:style-name="Definition"><text:span text:style-name="T10">&lt;GEBRUIKER&gt;</text:span></text:span><text:span text:style-name="T170"><text:tab/><text:tab/></text:span><text:span text:style-name="T182"> <text:tab/><text:tab/></text:span><text:span text:style-name="T171"><draw:control text:anchor-type="as-char" svg:y="-0.4cm" draw:z-index="11" draw:name="Gebruiker 3" draw:style-name="gr2" draw:text-style-name="P82" svg:width="6.002cm" svg:height="0.5cm" draw:control="control10"><svg:title>Gebruiker</svg:title><svg:desc>Volledige naam, bijv. Jan Stek</svg:desc></draw:control></text:span><text:span text:style-name="T171"><text:tab/></text:span><text:span text:style-name="T172">b</text:span><text:span text:style-name="T218">ijv.</text:span><text:span text:style-name="T173"> </text:span><text:span text:style-name="T174">J</text:span><text:span text:style-name="T180">a</text:span><text:span text:style-name="T174">n </text:span><text:span text:style-name="T180">Jansen</text:span></text:p>
      <text:p text:style-name="P70"><text:span text:style-name="Definition"><text:span text:style-name="T178">&lt;g</text:span></text:span><text:span text:style-name="Definition"><text:span text:style-name="T195">ebruikersnaam&gt;<text:tab/></text:span></text:span><text:span text:style-name="T177"><draw:control text:anchor-type="as-char" svg:y="-0.4cm" draw:z-index="12" draw:name="Gberuikersnaam 3" draw:style-name="gr2" draw:text-style-name="P82" svg:width="6.002cm" svg:height="0.5cm" draw:control="control11"><svg:title>Gebruikersnaam</svg:title><svg:desc>Korte naam, bijv. jan</svg:desc></draw:control></text:span><text:span text:style-name="T177"><text:tab/></text:span><text:span text:style-name="T179">b</text:span><text:span text:style-name="T221">ijv.</text:span><text:span text:style-name="T4"> </text:span><text:span text:style-name="T140">j</text:span><text:span text:style-name="T141">a</text:span><text:span text:style-name="T140">n</text:span></text:p>
      <text:p text:style-name="P21"><text:span text:style-name="Definition"><text:span text:style-name="T196">&lt;comput</text:span></text:span><text:span text:style-name="Definition"><text:span text:style-name="T195">ernaam</text:span></text:span><text:span text:style-name="T181">&gt;<text:tab/><text:tab/></text:span><text:span text:style-name="T195"><draw:control text:anchor-type="as-char" svg:y="-0.4cm" draw:z-index="13" draw:name="Computernaam 2" draw:style-name="gr2" draw:text-style-name="P82" svg:width="6.002cm" svg:height="0.5cm" draw:control="control12"><svg:title>Computernaam</svg:title><svg:desc>Unieke naam van de computer</svg:desc></draw:control></text:span><text:span text:style-name="T195"><text:tab/></text:span><text:span text:style-name="T197">b</text:span><text:span text:style-name="T220">ijv.</text:span><text:span text:style-name="T164"> </text:span><text:span text:style-name="T163">sv</text:span><text:span text:style-name="T165">02</text:span></text:p>
      <text:p text:style-name="P21"><text:span text:style-name="Definition"><text:span text:style-name="T161">&lt;GEBRUIKER&gt;<text:tab/></text:span></text:span><text:span text:style-name="T166"><text:tab/></text:span><text:span text:style-name="T182"> <text:tab/><text:tab/></text:span><text:span text:style-name="T171"><draw:control text:anchor-type="as-char" svg:y="-0.4cm" draw:z-index="14" draw:name="Gebruiker 4" draw:style-name="gr2" draw:text-style-name="P82" svg:width="6.002cm" svg:height="0.5cm" draw:control="control13"><svg:title>Gebruiker</svg:title><svg:desc>Volledige naam, bijv. Jan Stek</svg:desc></draw:control></text:span><text:span text:style-name="T171"><text:tab/></text:span><text:span text:style-name="T172">e</text:span><text:span text:style-name="T219">vt.</text:span><text:span text:style-name="T175"> 2</text:span><text:span text:style-name="T184">e</text:span><text:span text:style-name="T176"> gebruiker</text:span></text:p>
      <text:p text:style-name="P70"><text:span text:style-name="Definition"><text:span text:style-name="T161">&lt;GEBRUIKERSN</text:span></text:span><text:span text:style-name="Definition"><text:span text:style-name="T162">aa</text:span></text:span><text:span text:style-name="Definition"><text:span text:style-name="T161">M&gt;<text:tab/></text:span></text:span><text:span text:style-name="T177"><draw:control text:anchor-type="as-char" svg:y="-0.4cm" draw:z-index="15" draw:name="Gberuikersnaam 4" draw:style-name="gr2" draw:text-style-name="P82" svg:width="6.002cm" svg:height="0.5cm" draw:control="control14"><svg:title>Gebruikersnaam</svg:title><svg:desc>Korte naam, bijv. jan</svg:desc></draw:control></text:span><text:span text:style-name="T177"><text:tab/></text:span><text:span text:style-name="T179">e</text:span><text:span text:style-name="T222">vt.</text:span><text:span text:style-name="T167"> 2</text:span><text:span text:style-name="T183">e</text:span><text:span text:style-name="T167"> </text:span><text:span text:style-name="T168">gebr</text:span><text:span text:style-name="T169">uiker</text:span></text:p>
      <text:p text:style-name="P72"><text:span text:style-name="T223">v</text:span>ervang &lt;...&gt; in deze checklist door de waarde in het tekstvak.</text:p>
      <text:p text:style-name="P25"><text:span text:style-name="T215"/></text:p>
      <text:p text:style-name="P22"/>
      <text:p text:style-name="P20"><text:span text:style-name="T144">Nog niet op Linux?</text:span><text:span text:style-name="T135"><text:tab/></text:span><text:span text:style-name="T138">G</text:span><text:span text:style-name="T136">ebruik </text:span><text:span text:style-name="Strong_20_Emphasis"><text:span text:style-name="T146">Checklist </text:span></text:span><text:span text:style-name="Strong_20_Emphasis"><text:span text:style-name="T147">overzetten</text:span></text:span><text:span text:style-name="T136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37"> onder </text:span><text:span text:style-name="T145">Linux</text:span><text:span text:style-name="T133">.</text:span></text:p>
      <text:p text:style-name="P20"><text:span text:style-name="T142">Nieuwe installatie?</text:span><text:span text:style-name="T133"><text:tab/></text:span><text:span text:style-name="T138">B</text:span><text:span text:style-name="T133">egin bij hoofdstuk </text:span><text:span text:style-name="T142"><text:bookmark-ref text:reference-format="page" text:ref-name="__RefNumPara__4009_1271708128">2</text:bookmark-ref></text:span><text:span text:style-name="T142"><text:s text:c="2"/></text:span><text:span text:style-name="T143"><text:bookmark-ref text:reference-format="text" text:ref-name="__RefNumPara__4009_1271708128">Installatie uitvoeren</text:bookmark-ref></text:span><text:span text:style-name="T134">.</text:span></text:p>
      <text:p text:style-name="P19"><text:span text:style-name="Strong_20_Emphasis"><text:span text:style-name="T139"/></text:span></text:p>
      <text:p text:style-name="P19"><text:span text:style-name="Strong_20_Emphasis"><text:span text:style-name="T139"/></text:span></text:p>
      <text:list text:style-name="L1">
        <text:list-item>
          <text:p text:style-name="P74"><text:bookmark-start text:name="__RefNumPara__4083_1271708128"/>Installatie voorbereiden<text:bookmark-end text:name="__RefNumPara__4083_1271708128"/></text:p>
        </text:list-item>
      </text:list>
      <text:p text:style-name="P2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><text:span text:style-name="Strong_20_Emphasis"><text:span text:style-name="T39"><draw:control text:anchor-type="as-char" draw:z-index="2" draw:name="Vorm3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39"><draw:control text:anchor-type="as-char" draw:z-index="8" draw:name="Vorm 2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66"><text:span text:style-name="Strong_20_Emphasis"><text:span text:style-name="T26">Aanmelden als </text:span></text:span><text:span text:style-name="Definition"><text:span text:style-name="T11">&lt;GEBRUIKER&gt;</text:span></text:span><text:span text:style-name="Strong_20_Emphasis"><text:span text:style-name="T27"><text:note text:id="ftn2" text:note-class="footnote"><text:note-citation>2</text:note-citation><text:note-body><text:p text:style-name="P16"><text:span text:style-name="T113">E</text:span><text:span text:style-name="T115">v</text:span><text:span text:style-name="T116">en</text:span><text:span text:style-name="T118">t</text:span><text:span text:style-name="T119">uele </text:span><text:span text:style-name="T120">extra </text:span><text:span text:style-name="Definition"><text:span text:style-name="T187">gebruiker</text:span></text:span><text:span text:style-name="T114">s</text:span><text:span text:style-name="T120"> aanmelden </text:span><text:span text:style-name="T121">en dezelfde stappen uitvoeren</text:span><text:span text:style-name="T117">.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26"><text:s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2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2"><text:span text:style-name="Strong_20_Emphasis"><text:span text:style-name="T75"><draw:control text:anchor-type="as-char" draw:z-index="16" draw:name="Vorm 5" draw:style-name="gr1" draw:text-style-name="P81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26"/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76">Typ: </text:span></text:span><text:span text:style-name="User_20_Entry"><text:span text:style-name="T124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4" office:value-type="string">
            <text:p text:style-name="P38"><text:span text:style-name="T2">V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5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52"><text:span text:style-name="Strong_20_Emphasis"><text:span text:style-name="T75"><draw:control text:anchor-type="as-char" draw:z-index="17" draw:name="Vorm 7" draw:style-name="gr1" draw:text-style-name="P81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75"><draw:control text:anchor-type="as-char" draw:z-index="18" draw:name="Vorm 8" draw:style-name="gr1" draw:text-style-name="P81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59"><text:span text:style-name="Strong_20_Emphasis"><text:span text:style-name="T76">Typ: </text:span></text:span><text:span text:style-name="Strong_20_Emphasis"><text:span text:style-name="T125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D7" office:value-type="string">
            <text:p text:style-name="P57"><text:span text:style-name="Strong_20_Emphasis"><text:span text:style-name="T31">Kie</text:span></text:span><text:span text:style-name="Strong_20_Emphasis"><text:span text:style-name="T35">s</text:span></text:span><text:span text:style-name="Strong_20_Emphasis"><text:span text:style-name="T31"> </text:span></text:span><text:span text:style-name="Strong_20_Emphasis"><text:span text:style-name="T62">1</text:span></text:span><text:span text:style-name="Strong_20_Emphasis"><text:span text:style-name="T49"> Installatie voorbereiden</text:span></text:span><text:span text:style-name="Strong_20_Emphasis"><text:span text:style-name="T28">.</text:span></text:span></text:p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8" office:value-type="string">
            <text:p text:style-name="P39"><text:span text:style-name="T2">V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</table:table>
      <text:p text:style-name="P27"/>
      <text:list text:continue-numbering="true" text:style-name="L1">
        <text:list-item>
          <text:p text:style-name="P75"><text:bookmark-start text:name="__RefNumPara__4009_1271708128"/>Installatie uitvoeren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><text:span text:style-name="Strong_20_Emphasis"><text:span text:style-name="T39"><draw:control text:anchor-type="as-char" draw:z-index="3" draw:name="Vorm9" draw:style-name="gr1" draw:text-style-name="P81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61"><text:span text:style-name="T155">Start de computer op vanaf</text:span><text:span text:style-name="T155"><text:note text:id="ftn3" text:note-class="footnote"><text:note-citation>1</text:note-citation><text:note-body><text:p text:style-name="P69"><text:span text:style-name="T109">B</text:span><text:span text:style-name="T110">ootmenu/</text:span><text:span text:style-name="T109">S</text:span><text:span text:style-name="T110">etup</text:span><text:span text:style-name="T108"> via </text:span><text:span text:style-name="T106">é</text:span><text:span text:style-name="T107">é</text:span><text:span text:style-name="T109">n van de </text:span><text:span text:style-name="Definition"><text:span text:style-name="T111">Veelgebruikte toetsen:</text:span></text:span><text:span text:style-name="User_20_Entry"><text:span text:style-name="T112"> </text:span></text:span><text:span text:style-name="User_20_Entry"><text:span text:style-name="T216">Esc, Delete, F1, F2, F9, F10, F11, of F12</text:span></text:span></text:p></text:note-body></text:note></text:span><text:span text:style-name="T155"> </text:span><text:span text:style-name="T156">een 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Strong_20_Emphasis"><text:span text:style-name="T149"><text:s/></text:span></text:span><text:span text:style-name="Strong_20_Emphasis"><text:span text:style-name="T154">Server</text:span></text:span><text:span text:style-name="Strong_20_Emphasis"><text:span text:style-name="T152"> </text:span></text:span><text:span text:style-name="Strong_20_Emphasis"><text:span text:style-name="T153">Live</text:span></text:span><text:span text:style-name="T71"><text:note text:id="ftn4" text:note-class="footnote"><text:note-citation>2</text:note-citation><text:note-body><text:p text:style-name="P17"><text:span text:style-name="T185">Vanaf een </text:span><text:span text:style-name="T192">L</text:span><text:span text:style-name="T185">ive </text:span><text:span text:style-name="T193">USB</text:span><text:span text:style-name="T191">-stick</text:span><text:span text:style-name="T194"> </text:span><text:span text:style-name="T185">kunt u opstarten en </text:span><text:span text:style-name="T188">met </text:span><text:span text:style-name="Strong_20_Emphasis"><text:span text:style-name="T157"><text:user-field-get text:name="Distro">Debian</text:user-field-get></text:span></text:span><text:span text:style-name="Strong_20_Emphasis"><text:span text:style-name="T157"><text:s/></text:span></text:span><text:span text:style-name="T185">werken zonder enige bestanden op de harde schijf te wijzigen en maakt ook installatie van </text:span><text:span text:style-name="Strong_20_Emphasis"><text:span text:style-name="T157"><text:user-field-get text:name="Distro">Debian</text:user-field-get></text:span></text:span><text:span text:style-name="Strong_20_Emphasis"><text:span text:style-name="T157"><text:s/></text:span></text:span><text:span text:style-name="T185">mogelijk.</text:span></text:p></text:note-body></text:note></text:span><text:span text:style-name="T70"> </text:span><text:span text:style-name="T74">USB</text:span><text:span text:style-name="T72">-stick</text:span><text:span text:style-name="T72"><text:note text:id="ftn5" text:note-class="footnote"><text:note-citation>3</text:note-citation><text:note-body><text:p text:style-name="P58"><text:span text:style-name="Strong_20_Emphasis"><text:span text:style-name="T93">Maak een opstartbare USB-stick</text:span></text:span><text:span text:style-name="Strong_20_Emphasis"><text:span text:style-name="T89">:<text:line-break/></text:span></text:span><text:span text:style-name="Strong_20_Emphasis"><text:span text:style-name="T86">D</text:span></text:span><text:span text:style-name="Strong_20_Emphasis"><text:span text:style-name="T79">ow</text:span></text:span><text:span text:style-name="Strong_20_Emphasis"><text:span text:style-name="T80">nload </text:span></text:span><text:span text:style-name="Strong_20_Emphasis"><text:span text:style-name="T77">e</text:span></text:span><text:span text:style-name="Strong_20_Emphasis"><text:span text:style-name="T81">e</text:span></text:span><text:span text:style-name="Strong_20_Emphasis"><text:span text:style-name="T82">n</text:span></text:span><text:span text:style-name="Strong_20_Emphasis"><text:span text:style-name="T105"> </text:span></text:span><text:span text:style-name="Strong_20_Emphasis"><text:span text:style-name="T123">CD</text:span></text:span><text:span text:style-name="Strong_20_Emphasis"><text:span text:style-name="T122">-beeldbestand</text:span></text:span><text:span text:style-name="Strong_20_Emphasis"><text:span text:style-name="T80"> </text:span></text:span><text:span text:style-name="Strong_20_Emphasis"><text:span text:style-name="T87">(.iso) </text:span></text:span><text:span text:style-name="Strong_20_Emphasis"><text:span text:style-name="T83">v</text:span></text:span><text:span text:style-name="Strong_20_Emphasis"><text:span text:style-name="T84">anaf</text:span></text:span><text:span text:style-name="Strong_20_Emphasis"><text:span text:style-name="T85"> </text:span></text:span><text:a xlink:type="simple" xlink:href="https://www.debian.org/" text:style-name="Internet_20_link" text:visited-style-name="Visited_20_Internet_20_Link"><text:span text:style-name="Strong_20_Emphasis"><text:span text:style-name="T189">debian.org</text:span></text:span></text:a><text:span text:style-name="Strong_20_Emphasis"><text:span text:style-name="T85">, </text:span></text:span><text:span text:style-name="Strong_20_Emphasis"><text:span text:style-name="T88">klik </text:span></text:span><text:span text:style-name="Strong_20_Emphasis"><text:span text:style-name="T91">achtereenvolgens op </text:span></text:span><text:span text:style-name="Strong_20_Emphasis"><text:span text:style-name="T97">Other downloads</text:span></text:span><text:span text:style-name="Strong_20_Emphasis"><text:span text:style-name="T91"> (onder Download) &gt; </text:span></text:span><text:span text:style-name="Strong_20_Emphasis"><text:span text:style-name="T97">Other live ISO</text:span></text:span><text:span text:style-name="Strong_20_Emphasis"><text:span text:style-name="T91"> (onder Try </text:span></text:span><text:span text:style-name="Strong_20_Emphasis"><text:span text:style-name="T91"><text:user-field-get text:name="Distro">Debian</text:user-field-get></text:span></text:span><text:span text:style-name="Strong_20_Emphasis"><text:span text:style-name="T91"><text:s/></text:span></text:span><text:span text:style-name="Strong_20_Emphasis"><text:span text:style-name="T92">live before installing) &gt; <text:line-break/></text:span></text:span><text:span text:style-name="Strong_20_Emphasis"><text:span text:style-name="T96">debian-live-</text:span></text:span><text:span text:style-name="Strong_20_Emphasis"><text:span text:style-name="T96"><text:user-field-get text:name="Version">12</text:user-field-get></text:span></text:span><text:span text:style-name="Strong_20_Emphasis"><text:span text:style-name="T96">...-amd64-standard.iso</text:span></text:span><text:span text:style-name="Strong_20_Emphasis"><text:span text:style-name="T92">.</text:span></text:span><text:span text:style-name="Strong_20_Emphasis"><text:span text:style-name="T80"><text:line-break/></text:span></text:span><text:span text:style-name="Strong_20_Emphasis"><text:span text:style-name="T90">De volgende stappen staan beschreven in </text:span></text:span><text:span text:style-name="Strong_20_Emphasis"><text:span text:style-name="T95">Linux informatie</text:span></text:span><text:span text:style-name="Strong_20_Emphasis"><text:span text:style-name="T90">, te vinden op </text:span></text:span><text:a xlink:type="simple" xlink:href="https://karelzimmer.nl/" text:style-name="Internet_20_link" text:visited-style-name="Visited_20_Internet_20_Link"><text:span text:style-name="Strong_20_Emphasis"><text:span text:style-name="T190">karelzimmer.nl</text:span></text:span></text:a><text:span text:style-name="Strong_20_Emphasis"><text:span text:style-name="T90">, onder </text:span></text:span><text:span text:style-name="Strong_20_Emphasis"><text:span text:style-name="T95">Linux</text:span></text:span><text:span text:style-name="Strong_20_Emphasis"><text:span text:style-name="T90">.</text:span></text:span></text:p></text:note-body></text:note></text:span><text:span text:style-name="T73">.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><text:span text:style-name="Strong_20_Emphasis"><text:span text:style-name="T26"/></text:span></text:p>
          </table:table-cell>
          <table:table-cell table:style-name="_32_._5f_Installatie_5f_uitvoeren.C2" office:value-type="string">
            <text:p text:style-name="P33"><text:span text:style-name="Strong_20_Emphasis"><text:span text:style-name="T34">Selecteer</text:span></text:span><text:span text:style-name="Strong_20_Emphasis"><text:span text:style-name="T43"> </text:span></text:span><text:span text:style-name="Strong_20_Emphasis"><text:span text:style-name="T14">Start inst</text:span></text:span><text:span text:style-name="Strong_20_Emphasis"><text:span text:style-name="T15">a</text:span></text:span><text:span text:style-name="Strong_20_Emphasis"><text:span text:style-name="T14">ller</text:span></text:span><text:span text:style-name="Strong_20_Emphasis"><text:span text:style-name="T41"> </text:span></text:span><text:span text:style-name="Strong_20_Emphasis"><text:span text:style-name="T45">en druk op de </text:span></text:span><text:span text:style-name="Strong_20_Emphasis"><text:span text:style-name="T46">Enter</text:span></text:span><text:span text:style-name="Strong_20_Emphasis"><text:span text:style-name="T28">-toets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2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4" office:value-type="string">
            <text:p text:style-name="P80"><text:span text:style-name="Strong_20_Emphasis"><text:span text:style-name="T217">Volg de installatieschermen en vul deze in.</text:span></text:span><text:span text:style-name="T224"/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4" office:value-type="string">
            <text:p text:style-name="P65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><draw:control text:anchor-type="as-char" draw:z-index="7" draw:name="Vorm13_ 1" draw:style-name="gr1" draw:text-style-name="P81" svg:width="0.35cm" svg:height="0.35cm" draw:control="control6"/></text:p>
          </table:table-cell>
          <table:table-cell table:style-name="_32_._5f_Installatie_5f_uitvoeren.C6" office:value-type="string">
            <text:p text:style-name="P54"><text:span text:style-name="Strong_20_Emphasis"><text:span text:style-name="T17">Bi</text:span></text:span><text:span text:style-name="Strong_20_Emphasis"><text:span text:style-name="T24">j</text:span></text:span><text:span text:style-name="Strong_20_Emphasis"><text:span text:style-name="T17"> </text:span></text:span><text:span text:style-name="Strong_20_Emphasis"><text:span text:style-name="T54">Select a language</text:span></text:span><text:span text:style-name="Strong_20_Emphasis"><text:span text:style-name="T17">: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6" office:value-type="string">
            <text:p text:style-name="P62"><text:span text:style-name="Strong_20_Emphasis"><text:span text:style-name="T24">K</text:span></text:span><text:span text:style-name="Strong_20_Emphasis"><text:span text:style-name="T17">ies </text:span></text:span><text:span text:style-name="Strong_20_Emphasis"><text:span text:style-name="T57">Dutch - </text:span></text:span><text:span text:style-name="Strong_20_Emphasis"><text:span text:style-name="T58">Nederlands</text:span></text:span><text:span text:style-name="Strong_20_Emphasis"><text:span text:style-name="T17"> </text:span></text:span><text:span text:style-name="Strong_20_Emphasis"><text:span text:style-name="T25">en klik op </text:span></text:span><text:span text:style-name="Strong_20_Emphasis"><text:span text:style-name="T59">Continue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8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><text:span text:style-name="Strong_20_Emphasis"><text:span text:style-name="T39"><draw:control text:anchor-type="as-char" draw:z-index="4" draw:name="Vorm13" draw:style-name="gr1" draw:text-style-name="P81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3"><text:span text:style-name="Strong_20_Emphasis"><text:span text:style-name="T40">B</text:span></text:span><text:span text:style-name="Strong_20_Emphasis"><text:span text:style-name="T44">ij</text:span></text:span><text:span text:style-name="Strong_20_Emphasis"><text:span text:style-name="T40"> </text:span></text:span><text:span text:style-name="Strong_20_Emphasis"><text:span text:style-name="T50">Het netwerk configureren</text:span></text:span><text:span text:style-name="Strong_20_Emphasis"><text:span text:style-name="T40">: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9" office:value-type="string">
            <text:p text:style-name="P55"><text:span text:style-name="Strong_20_Emphasis"><text:span text:style-name="T42">V</text:span></text:span><text:span text:style-name="Strong_20_Emphasis"><text:span text:style-name="T40">ul in </text:span></text:span><text:span text:style-name="Strong_20_Emphasis"><text:span text:style-name="T55">C</text:span></text:span><text:span text:style-name="Strong_20_Emphasis"><text:span text:style-name="T52">omputer</text:span></text:span><text:span text:style-name="Strong_20_Emphasis"><text:span text:style-name="T55">naam</text:span></text:span><text:span text:style-name="Strong_20_Emphasis"><text:span text:style-name="T20"> &lt;</text:span></text:span><text:span text:style-name="Definition"><text:span text:style-name="T8">comp</text:span></text:span><text:span text:style-name="Definition"><text:span text:style-name="T7">uternaam&gt;</text:span></text:span><text:span text:style-name="Strong_20_Emphasis"><text:span text:style-name="T37"> </text:span></text:span><text:span text:style-name="Strong_20_Emphasis"><text:span text:style-name="T38">en klik op </text:span></text:span><text:span text:style-name="Strong_20_Emphasis"><text:span text:style-name="T60">Verdergaan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9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><draw:control text:anchor-type="as-char" draw:z-index="10" draw:name="Vorm 1" draw:style-name="gr1" draw:text-style-name="P81" svg:width="0.35cm" svg:height="0.35cm" draw:control="control9"/></text:p>
          </table:table-cell>
          <table:table-cell table:style-name="_32_._5f_Installatie_5f_uitvoeren.C9" office:value-type="string">
            <text:p text:style-name="P56"><text:span text:style-name="Strong_20_Emphasis"><text:span text:style-name="T44">Bij</text:span></text:span> <text:span text:style-name="T186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9" office:value-type="string">
            <text:p text:style-name="P63"><text:span text:style-name="T158">Stel geen </text:span><text:span text:style-name="T159">Root</text:span><text:span text:style-name="T158">-wachtwoord in</text:span><text:span text:style-name="Strong_20_Emphasis"><text:span text:style-name="T33"> </text:span></text:span><text:span text:style-name="Strong_20_Emphasis"><text:span text:style-name="T36">maar klik op </text:span></text:span><text:span text:style-name="Strong_20_Emphasis"><text:span text:style-name="T61">Verdergaan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4" office:value-type="string">
            <text:p text:style-name="P67"><text:span text:style-name="Strong_20_Emphasis"><text:span text:style-name="T42">V</text:span></text:span><text:span text:style-name="Strong_20_Emphasis"><text:span text:style-name="T40">ul in </text:span></text:span><text:span text:style-name="Strong_20_Emphasis"><text:span text:style-name="T51">Wat is </text:span></text:span><text:span text:style-name="Strong_20_Emphasis"><text:span text:style-name="T55">de volledige </text:span></text:span><text:span text:style-name="Strong_20_Emphasis"><text:span text:style-name="T51">naam </text:span></text:span><text:span text:style-name="Strong_20_Emphasis"><text:span text:style-name="T55">van de nieuwe gebruiker</text:span></text:span><text:span text:style-name="Strong_20_Emphasis"><text:span text:style-name="T51">?</text:span></text:span><text:span text:style-name="Strong_20_Emphasis"><text:span text:style-name="T18"> </text:span></text:span><text:span text:style-name="Definition"><text:span text:style-name="T12">&lt;GEBRUIKER&gt;</text:span></text:span><text:span text:style-name="Strong_20_Emphasis"><text:span text:style-name="T37"> </text:span></text:span><text:span text:style-name="Strong_20_Emphasis"><text:span text:style-name="T38">en klik op </text:span></text:span><text:span text:style-name="Strong_20_Emphasis"><text:span text:style-name="T60">Verdergaan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4" office:value-type="string">
            <text:p text:style-name="P64"><text:span text:style-name="Strong_20_Emphasis"><text:span text:style-name="T42">V</text:span></text:span><text:span text:style-name="Strong_20_Emphasis"><text:span text:style-name="T40">ul in </text:span></text:span><text:span text:style-name="Strong_20_Emphasis"><text:span text:style-name="T51">W</text:span></text:span><text:span text:style-name="Strong_20_Emphasis"><text:span text:style-name="T56">at is de gebruikersnaam voor uw </text:span></text:span><text:span text:style-name="Strong_20_Emphasis"><text:span text:style-name="T51"><text:s/></text:span></text:span><text:span text:style-name="Strong_20_Emphasis"><text:span text:style-name="T56">account</text:span></text:span><text:span text:style-name="Strong_20_Emphasis"><text:span text:style-name="T51">?</text:span></text:span><text:span text:style-name="Strong_20_Emphasis"><text:span text:style-name="T19"> &lt;</text:span></text:span><text:span text:style-name="Definition"><text:span text:style-name="T6">gebruikers</text:span></text:span><text:span text:style-name="Definition"><text:span text:style-name="T7">naam</text:span></text:span><text:span text:style-name="Definition"><text:span text:style-name="T5">&gt;</text:span></text:span><text:span text:style-name="Strong_20_Emphasis"><text:span text:style-name="T37"> </text:span></text:span><text:span text:style-name="Strong_20_Emphasis"><text:span text:style-name="T38">en klik op </text:span></text:span><text:span text:style-name="Strong_20_Emphasis"><text:span text:style-name="T60">Verdergaan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6" office:value-type="string">
            <text:p text:style-name="P64"><text:span text:style-name="Strong_20_Emphasis"><text:span text:style-name="T23">Geef</text:span></text:span><text:span text:style-name="Strong_20_Emphasis"><text:span text:style-name="T18"> </text:span></text:span><text:span text:style-name="Strong_20_Emphasis"><text:span text:style-name="T21">tweemaal </text:span></text:span><text:span text:style-name="Strong_20_Emphasis"><text:span text:style-name="T23">een </text:span></text:span><text:span text:style-name="Strong_20_Emphasis"><text:span text:style-name="T53">wachtwoord</text:span></text:span><text:span text:style-name="Strong_20_Emphasis"><text:span text:style-name="T37"> </text:span></text:span><text:span text:style-name="Strong_20_Emphasis"><text:span text:style-name="T38">en klik op </text:span></text:span><text:span text:style-name="Strong_20_Emphasis"><text:span text:style-name="T60">Verdergaan</text:span></text:span><text:span text:style-name="Strong_20_Emphasis"><text:span text:style-name="T38">.</text:span></text:span></text:p>
          </table:table-cell>
        </table:table-row>
      </table:table>
      <text:p text:style-name="P34"><text:span text:style-name="Strong_20_Emphasis"><text:span text:style-name="T47"/></text:span></text:p>
      <text:list text:continue-numbering="true" text:style-name="L1">
        <text:list-item>
          <text:p text:style-name="P77"><text:span text:style-name="Strong_20_Emphasis"><text:span text:style-name="T64">Installatie </text:span></text:span><text:span text:style-name="Strong_20_Emphasis"><text:span text:style-name="T65">afronden</text:span></text:span></text:p>
        </text:list-item>
      </text:list>
      <text:p text:style-name="P35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39"><draw:control text:anchor-type="as-char" draw:z-index="5" draw:name="Vorm22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22">Aanmelden als &lt;</text:span></text:span><text:span text:style-name="Definition"><text:span text:style-name="T7">gebruiker&gt;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52"><text:span text:style-name="Strong_20_Emphasis"><text:span text:style-name="T75"><draw:control text:anchor-type="as-char" draw:z-index="19" draw:name="Vorm4" draw:style-name="gr1" draw:text-style-name="P81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59"><text:span text:style-name="Strong_20_Emphasis"><text:span text:style-name="T76">Typ: </text:span></text:span><text:span text:style-name="User_20_Entry"><text:span text:style-name="T124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37"><text:span text:style-name="Strong_20_Emphasis"><text:span text:style-name="T29">V</text:span>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52"><text:span text:style-name="Strong_20_Emphasis"><text:span text:style-name="T75"><draw:control text:anchor-type="as-char" draw:z-index="20" draw:name="Vorm 6" draw:style-name="gr1" draw:text-style-name="P81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59"><text:span text:style-name="Strong_20_Emphasis"><text:span text:style-name="T76">Typ: </text:span></text:span><text:span text:style-name="Strong_20_Emphasis"><text:span text:style-name="T125">kz menu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26"/></text:span></text:p>
          </table:table-cell>
          <table:table-cell table:style-name="_33_._5f_Installatie_5f_afronden.C7" office:value-type="string">
            <text:p text:style-name="P60"><text:span text:style-name="Strong_20_Emphasis"><text:span text:style-name="T31">Kie</text:span></text:span><text:span text:style-name="Strong_20_Emphasis"><text:span text:style-name="T35">s</text:span></text:span><text:span text:style-name="Strong_20_Emphasis"><text:span text:style-name="T32"> </text:span></text:span><text:span text:style-name="Strong_20_Emphasis"><text:span text:style-name="T63">3</text:span></text:span><text:span text:style-name="Strong_20_Emphasis"><text:span text:style-name="T48"> Installatie afronden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8" office:value-type="string">
            <text:p text:style-name="P39"><text:span text:style-name="T2">V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</table:table>
      <text:p text:style-name="P35"><text:span text:style-name="Strong_20_Emphasis"><text:span text:style-name="T22"><text:tab/></text:span></text:span></text:p>
      <text:p text:style-name="P36"><text:span text:style-name="Strong_20_Emphasis"><text:span text:style-name="T31"><text:tab/></text:span></text:span></text:p>
      <text:list text:continue-numbering="true" text:style-name="L1">
        <text:list-item>
          <text:p text:style-name="P76"><text:span text:style-name="Strong_20_Emphasis"><text:span text:style-name="T1">Gebruiker inrichten</text:span></text:span></text:p>
        </text:list-item>
      </text:list>
      <text:p text:style-name="P2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><text:span text:style-name="Strong_20_Emphasis"><text:span text:style-name="T39"><draw:control text:anchor-type="as-char" draw:z-index="6" draw:name="Vorm36_0" draw:style-name="gr1" draw:text-style-name="P81" svg:width="0.35cm" svg:height="0.35cm" draw:control="control5"/></text:span></text:span></text:p>
          </table:table-cell>
          <table:table-cell table:style-name="Tabel2.A1" office:value-type="string">
            <text:p text:style-name="P50"><text:span text:style-name="Strong_20_Emphasis"><text:span text:style-name="T39"><draw:control text:anchor-type="as-char" draw:z-index="9" draw:name="Vorm36_ 1" draw:style-name="gr1" draw:text-style-name="P81" svg:width="0.35cm" svg:height="0.35cm" draw:control="control8"/></text:span></text:span></text:p>
          </table:table-cell>
          <table:table-cell table:style-name="Tabel2.D1" office:value-type="string">
            <text:p text:style-name="P31"><text:span text:style-name="Strong_20_Emphasis"><text:span text:style-name="T22">Aanmelden als &lt;</text:span></text:span><text:span text:style-name="Definition"><text:span text:style-name="T7">gebruiker&gt;</text:span></text:span><text:span text:style-name="Strong_20_Emphasis"><text:span text:style-name="T27"><text:note text:id="ftn6" text:note-class="footnote"><text:note-citation>1</text:note-citation><text:note-body><text:p text:style-name="P42"><text:span text:style-name="User_20_Entry"><text:span text:style-name="T78">E</text:span></text:span><text:span text:style-name="User_20_Entry"><text:span text:style-name="T98">v</text:span></text:span><text:span text:style-name="User_20_Entry"><text:span text:style-name="T99">en</text:span></text:span><text:span text:style-name="User_20_Entry"><text:span text:style-name="T101">t</text:span></text:span><text:span text:style-name="User_20_Entry"><text:span text:style-name="T102">uele </text:span></text:span><text:span text:style-name="User_20_Entry"><text:span text:style-name="T103">extra </text:span></text:span><text:span text:style-name="Definition"><text:span text:style-name="T187">gebruiker</text:span></text:span><text:span text:style-name="User_20_Entry"><text:span text:style-name="T94">s</text:span></text:span><text:span text:style-name="User_20_Entry"><text:span text:style-name="T103"> aanmelden </text:span></text:span><text:span text:style-name="User_20_Entry"><text:span text:style-name="T104">en dezelfde stappen uitvoeren</text:span></text:span><text:span text:style-name="User_20_Entry"><text:span text:style-name="T100">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2"><text:span text:style-name="Strong_20_Emphasis"><text:span text:style-name="T75"><draw:control text:anchor-type="as-char" draw:z-index="21" draw:name="Vorm 9" draw:style-name="gr1" draw:text-style-name="P81" svg:width="0.35cm" svg:height="0.35cm" draw:control="control20"/></text:span></text:span></text:p>
          </table:table-cell>
          <table:table-cell table:style-name="Tabel2.A1" office:value-type="string">
            <text:p text:style-name="P52"><text:span text:style-name="Strong_20_Emphasis"><text:span text:style-name="T75"><draw:control text:anchor-type="as-char" draw:z-index="22" draw:name="Vorm 10" draw:style-name="gr1" draw:text-style-name="P81" svg:width="0.35cm" svg:height="0.35cm" draw:control="control21"/></text:span></text:span></text:p>
          </table:table-cell>
          <table:table-cell table:style-name="Tabel2.D3" office:value-type="string">
            <text:p text:style-name="P59"><text:span text:style-name="Strong_20_Emphasis"><text:span text:style-name="T76">Typ: </text:span></text:span><text:span text:style-name="Strong_20_Emphasis"><text:span text:style-name="T125">kz menu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4" office:value-type="string">
            <text:p text:style-name="P32"><text:span text:style-name="Strong_20_Emphasis"><text:span text:style-name="T31">Kie</text:span></text:span><text:span text:style-name="Strong_20_Emphasis"><text:span text:style-name="T35">s</text:span></text:span><text:span text:style-name="Strong_20_Emphasis"><text:span text:style-name="T32"> </text:span></text:span><text:span text:style-name="Strong_20_Emphasis"><text:span text:style-name="T63">4</text:span></text:span><text:span text:style-name="Strong_20_Emphasis"><text:span text:style-name="T48"> Gebruiker inrichten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5" office:value-type="string">
            <text:p text:style-name="P40"><text:span text:style-name="T2">V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</table:table>
      <text:p text:style-name="P15"/>
      <text:p text:style-name="P6"/>
      <text:p text:style-name="P61"><text:span text:style-name="T66">E</text:span><text:span text:style-name="T67">inde c</text:span><text:span text:style-name="T68">hecklist, </text:span><text:span text:style-name="T69">d</text:span><text:span text:style-name="T68">e</text:span><text:span text:style-name="T148"> installatie van </text:span><text:span text:style-name="T148"><text:user-field-get text:name="Distro">Debian</text:user-field-get></text:span><text:span text:style-name="T151"><text:s/></text:span><text:span text:style-name="T151"><text:user-field-get text:name="Version">12</text:user-field-get></text:span><text:span text:style-name="Strong_20_Emphasis"><text:span text:style-name="T149"><text:s/></text:span></text:span><text:span text:style-name="Strong_20_Emphasis"><text:span text:style-name="T154">Server</text:span></text:span><text:span text:style-name="Strong_20_Emphasis"><text:span text:style-name="T152"> </text:span></text:span><text:span text:style-name="T148">is voltooid.</text:span></text:p>
      <text:p text:style-name="P28"/>
      <text:list text:style-name="L2">
        <text:list-header>
          <text:p text:style-name="P78"><text:span text:style-name="Emphasis"><text:span text:style-name="T19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0">Karel Zimmer</text:span></text:span></text:a><text:span text:style-name="Emphasis"><text:span text:style-name="T201">.</text:span></text:span></text:p>
          <text:p text:style-name="P79"><text:span text:style-name="Emphasis"><text:span text:style-name="T203">Licentie </text:span></text:span><text:span text:style-name="Emphasis"><text:span text:style-name="T201">C</text:span></text:span><text:span text:style-name="Emphasis"><text:span text:style-name="T202">C0</text:span></text:span><text:span text:style-name="Emphasis"><text:span text:style-name="T201"> 1.0 </text:span></text:span><text:span text:style-name="Emphasis"><text:span text:style-name="T19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98"><text:s/></text:span></text:span><text:span text:style-name="Emphasis"><text:span text:style-name="T19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98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11-20T09:31:45.941407196">20-11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20T09:31:45.822674847</dc:date>
    <meta:keyword>Installatie</meta:keyword>
    <meta:keyword>Checklist</meta:keyword>
    <meta:keyword>Linux</meta:keyword>
    <meta:editing-cycles>7023</meta:editing-cycles>
    <meta:editing-duration>P12DT13H22S</meta:editing-duration>
    <meta:print-date>2021-03-23T20:07:57.967210640</meta:print-date>
    <dc:creator>Karel Zimmer</dc:creator>
    <meta:document-statistic meta:table-count="4" meta:image-count="2" meta:object-count="0" meta:page-count="4" meta:paragraph-count="73" meta:word-count="394" meta:character-count="2668" meta:non-whitespace-character-count="2307"/>
    <meta:user-defined meta:name="Info 1"/>
    <meta:user-defined meta:name="Info 2"/>
    <meta:user-defined meta:name="Info 3"/>
    <meta:user-defined meta:name="Info 4"/>
  </office:meta>
</office:document-meta>
</file>